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  <style:text-properties fo:color="#cc00cc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cc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7826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ff99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color="#cc0000"/>
    </style:style>
    <style:style style:name="ce10" style:family="table-cell" style:parent-style-name="Default">
      <style:text-properties fo:color="#cc00cc"/>
    </style:style>
    <style:style style:name="ce11" style:family="table-cell" style:parent-style-name="Default">
      <style:text-properties fo:color="#0000cc"/>
    </style:style>
    <style:style style:name="ce12" style:family="table-cell" style:parent-style-name="Default">
      <style:text-properties fo:color="#996600"/>
    </style:style>
    <style:style style:name="ce13" style:family="table-cell" style:parent-style-name="Default">
      <style:text-properties fo:color="#007826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ff99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color="#ff99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1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37" style:family="table-cell" style:parent-style-name="Default">
      <style:text-properties fo:color="#ff9900"/>
    </style:style>
    <style:style style:name="ce38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  <style:map style:condition="cell-content()&gt;[$PinCellsM_2.$O$1]" style:apply-style-name="Default" style:base-cell-address="PinCellsM_2.O1"/>
      <style:map style:condition="cell-content()&lt;0" style:apply-style-name="Default" style:base-cell-address="PinCellsM_2.O1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0" style:family="table-cell" style:parent-style-name="Default" style:data-style-name="N123"/>
    <style:style style:name="ce41" style:family="table-cell" style:parent-style-name="Default" style:data-style-name="N123">
      <style:text-properties fo:color="#cc0000"/>
    </style:style>
    <style:style style:name="ce42" style:family="table-cell" style:parent-style-name="Default" style:data-style-name="N123">
      <style:text-properties fo:color="#cc00cc"/>
    </style:style>
    <style:style style:name="ce43" style:family="table-cell" style:parent-style-name="Default" style:data-style-name="N123">
      <style:text-properties fo:color="#0000cc"/>
    </style:style>
    <style:style style:name="ce4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3">
      <style:table-cell-properties fo:border-bottom="none" fo:border-left="none" fo:border-right="0.06pt solid #000000" fo:border-top="none"/>
      <style:text-properties fo:color="#cc0000"/>
    </style:style>
    <style:style style:name="ce46" style:family="table-cell" style:parent-style-name="Default" style:data-style-name="N123">
      <style:table-cell-properties fo:border-bottom="none" fo:border-left="none" fo:border-right="0.06pt solid #000000" fo:border-top="none"/>
      <style:text-properties fo:color="#cc00cc"/>
    </style:style>
    <style:style style:name="ce47" style:family="table-cell" style:parent-style-name="Default" style:data-style-name="N123">
      <style:table-cell-properties fo:border-bottom="none" fo:border-left="none" fo:border-right="0.06pt solid #000000" fo:border-top="none"/>
      <style:text-properties fo:color="#0000cc"/>
    </style:style>
    <style:style style:name="ce48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9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50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</style:style>
    <style:style style:name="ce51" style:family="table-cell" style:parent-style-name="Default" style:data-style-name="N123">
      <style:table-cell-properties fo:border="none"/>
    </style:style>
    <style:style style:name="ce52" style:family="table-cell" style:parent-style-name="Default" style:data-style-name="N123">
      <style:text-properties fo:color="#996600"/>
    </style:style>
    <style:style style:name="ce53" style:family="table-cell" style:parent-style-name="Default" style:data-style-name="N122">
      <style:table-cell-properties fo:background-color="#99ff99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color="#007826"/>
    </style:style>
    <style:style style:name="ce55" style:family="table-cell" style:parent-style-name="Default" style:data-style-name="N123">
      <style:text-properties fo:color="#ff9900"/>
    </style:style>
    <style:style style:name="ce56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  <style:map style:condition="cell-content()&gt;[$PinCellsM.$O$1]" style:apply-style-name="Default" style:base-cell-address="PinCellsM.O1"/>
      <style:map style:condition="cell-content()&lt;0" style:apply-style-name="Default" style:base-cell-address="PinCellsM.O1"/>
    </style:style>
    <style:style style:name="ce57" style:family="table-cell" style:parent-style-name="Default" style:data-style-name="N123">
      <style:table-cell-properties fo:border-bottom="none" fo:border-left="none" fo:border-right="0.06pt solid #000000" fo:border-top="none"/>
      <style:text-properties fo:color="#996600"/>
    </style:style>
    <style:style style:name="ce58" style:family="table-cell" style:parent-style-name="Default" style:data-style-name="N123">
      <style:table-cell-properties fo:border-bottom="none" fo:border-left="none" fo:border-right="0.06pt solid #000000" fo:border-top="none"/>
      <style:text-properties fo:color="#007826"/>
    </style:style>
    <style:style style:name="ce59" style:family="table-cell" style:parent-style-name="Default" style:data-style-name="N123">
      <style:table-cell-properties fo:border-bottom="none" fo:border-left="none" fo:border-right="0.06pt solid #000000" fo:border-top="none"/>
      <style:text-properties fo:color="#ff9900"/>
    </style:style>
    <style:style style:name="ce60" style:family="table-cell" style:parent-style-name="Default">
      <style:text-properties fo:color="#009933"/>
    </style:style>
    <style:style style:name="ce61" style:family="table-cell" style:parent-style-name="Default">
      <style:text-properties fo:color="#cc9900"/>
    </style:style>
    <style:style style:name="ce62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64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122">
      <style:table-cell-properties fo:background-color="#66ff99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ff99"/>
      <style:text-properties fo:font-weight="bold" style:font-weight-asian="bold" style:font-weight-complex="bold"/>
      <style:map style:condition="cell-content()&gt;[$PinCellsM.$O$1]" style:apply-style-name="Default" style:base-cell-address="PinSerp.O1"/>
      <style:map style:condition="cell-content()&lt;0" style:apply-style-name="Default" style:base-cell-address="PinSerp.O1"/>
    </style:style>
    <style:style style:name="ce70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inCellsM_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5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PinCellsM_2.B2]-[PinCellsM_2.H6])" office:value-type="float" office:value="1.187038" calcext:value-type="float">
            <text:p>1.187038</text:p>
          </table:table-cell>
          <table:table-cell table:style-name="ce31" table:formula="of:=[PinCellsM_2.C2]+[PinCellsM_2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0" office:value-type="string" calcext:value-type="string">
            <text:p>Δkeff=</text:p>
          </table:table-cell>
          <table:table-cell table:style-name="ce31" table:formula="of:=ABS([PinCellsM_2.B5]-[PinCellsM_2.N6])" office:value-type="float" office:value="1.171722" calcext:value-type="float">
            <text:p>1.171722</text:p>
          </table:table-cell>
          <table:table-cell table:style-name="ce38" table:formula="of:=[PinCellsM_2.C5]+[PinCellsM_2.O6]" office:value-type="float" office:value="0.000072" calcext:value-type="float">
            <text:p>0.00007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_2.B3]-[PinCellsM_2.H14])" office:value-type="float" office:value="0.000775999999999888" calcext:value-type="float">
            <text:p>0.000776</text:p>
          </table:table-cell>
          <table:table-cell table:style-name="ce31" table:formula="of:=[PinCellsM_2.C3]+[PinCellsM_2.I14]" office:value-type="float" office:value="0.000297" calcext:value-type="float">
            <text:p>0.00029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0" office:value-type="string" calcext:value-type="string">
            <text:p>Δkeff=</text:p>
          </table:table-cell>
          <table:table-cell table:style-name="ce31" table:formula="of:=ABS([PinCellsM_2.B6]-[PinCellsM_2.N14])" office:value-type="float" office:value="0.000666999999999973" calcext:value-type="float">
            <text:p>0.000667</text:p>
          </table:table-cell>
          <table:table-cell table:style-name="ce31" table:formula="of:=[PinCellsM_2.C6]+[PinCellsM_2.O14]" office:value-type="float" office:value="0.000321" calcext:value-type="float">
            <text:p>0.00032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81" calcext:value-type="float">
            <text:p>1.18481</text:p>
          </table:table-cell>
          <table:table-cell office:value-type="float" office:value="0.00033" calcext:value-type="float">
            <text:p>0.00033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288" calcext:value-type="float">
            <text:p>1.16288</text:p>
          </table:table-cell>
          <table:table-cell office:value-type="float" office:value="0.00035" calcext:value-type="float">
            <text:p>0.00035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63" calcext:value-type="float">
            <text:p>1.18463</text:p>
          </table:table-cell>
          <table:table-cell office:value-type="float" office:value="0.00036" calcext:value-type="float">
            <text:p>0.00036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276" calcext:value-type="float">
            <text:p>1.16276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77" calcext:value-type="float">
            <text:p>1.18477</text:p>
          </table:table-cell>
          <table:table-cell office:value-type="float" office:value="0.00028" calcext:value-type="float">
            <text:p>0.0002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352" calcext:value-type="float">
            <text:p>1.16352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office:value-type="string" calcext:value-type="string">
            <text:p>s(a,b) = c_O_in_UO2</text:p>
          </table:table-cell>
          <table:table-cell table:number-columns-repeated="3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74" calcext:value-type="float">
            <text:p>1.18474</text:p>
          </table:table-cell>
          <table:table-cell table:style-name="ce17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327" calcext:value-type="float">
            <text:p>1.16327</text:p>
          </table:table-cell>
          <table:table-cell table:style-name="ce20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_2.B4]-[PinCellsM_2.H22])" office:value-type="float" office:value="0.000798999999999772" calcext:value-type="float">
            <text:p>0.000799</text:p>
          </table:table-cell>
          <table:table-cell table:style-name="ce31" table:formula="of:=[PinCellsM_2.C4]+[PinCellsM_2.I22]" office:value-type="float" office:value="0.000308" calcext:value-type="float">
            <text:p>0.00030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0" office:value-type="string" calcext:value-type="string">
            <text:p>Δkeff=</text:p>
          </table:table-cell>
          <table:table-cell table:style-name="ce31" table:formula="of:=ABS([PinCellsM_2.B7]-[PinCellsM_2.N22])" office:value-type="float" office:value="0.000750999999999946" calcext:value-type="float">
            <text:p>0.000751</text:p>
          </table:table-cell>
          <table:table-cell table:style-name="ce31" table:formula="of:=[PinCellsM_2.C7]+[PinCellsM_2.O22]" office:value-type="float" office:value="0.000286" calcext:value-type="float">
            <text:p>0.00028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54" calcext:value-type="float">
            <text:p>1.18154</text:p>
          </table:table-cell>
          <table:table-cell office:value-type="float" office:value="0.00033" calcext:value-type="float">
            <text:p>0.00033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081" calcext:value-type="float">
            <text:p>0.77081</text:p>
          </table:table-cell>
          <table:table-cell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56" calcext:value-type="float">
            <text:p>1.18156</text:p>
          </table:table-cell>
          <table:table-cell office:value-type="float" office:value="0.00041" calcext:value-type="float">
            <text:p>0.00041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24" calcext:value-type="float">
            <text:p>1.18124</text:p>
          </table:table-cell>
          <table:table-cell office:value-type="float" office:value="0.00028" calcext:value-type="float">
            <text:p>0.0002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135" calcext:value-type="float">
            <text:p>1.18135</text:p>
          </table:table-cell>
          <table:table-cell table:style-name="ce18" office:value-type="float" office:value="0.00024" calcext:value-type="float">
            <text:p>0.00024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 office:value-type="float" office:value="0.77094" calcext:value-type="float">
            <text:p>0.77094</text:p>
          </table:table-cell>
          <table:table-cell table:style-name="ce39" office:value-type="float" office:value="0.00021" calcext:value-type="float">
            <text:p>0.00021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_2.O1:PinCellsM_2.O1">
            <calcext:condition calcext:apply-style-name="Default" calcext:value="&gt;[$PinCellsM_2.$O$1]" calcext:base-cell-address="PinCellsM_2.O1"/>
            <calcext:condition calcext:apply-style-name="Default" calcext:value="&lt;0" calcext:base-cell-address="PinCellsM_2.O1"/>
          </calcext:conditional-format>
        </calcext:conditional-formats>
      </table:table>
      <table:table table:name="PinCellsM" table:style-name="ta1">
        <table:table-column table:style-name="co1" table:number-columns-repeated="7" table:default-cell-style-name="Default"/>
        <table:table-column table:style-name="co1" table:default-cell-style-name="ce40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44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PinCellsM.B2]-[PinCellsM.H6])" office:value-type="float" office:value="0.00208800000000009" calcext:value-type="float">
            <text:p>0.002088</text:p>
          </table:table-cell>
          <table:table-cell table:style-name="ce31" table:formula="of:=[PinCellsM.C2]+[PinCellsM.I3]" office:value-type="float" office:value="0.000354" calcext:value-type="float">
            <text:p>0.0003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48" office:value-type="string" calcext:value-type="string">
            <text:p>Δkeff=</text:p>
          </table:table-cell>
          <table:table-cell table:style-name="ce50" table:formula="of:=ABS([PinCellsM.B5]-[PinCellsM.N6])" office:value-type="float" office:value="0.000331999999999999" calcext:value-type="float">
            <text:p>0.000332</text:p>
          </table:table-cell>
          <table:table-cell table:style-name="ce56" table:formula="of:=[PinCellsM.C5]+[PinCellsM.O6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0</text:p>
          </table:table-cell>
          <table:table-cell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51" office:value-type="float" office:value="1.17134" calcext:value-type="float">
            <text:p>1.17134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7139" calcext:value-type="float">
            <text:p>1.17139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7142" calcext:value-type="float">
            <text:p>1.17142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 office:value-type="float" office:value="1.18495" calcext:value-type="float">
            <text:p>1.18495</text:p>
          </table:table-cell>
          <table:table-cell table:style-name="ce45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2" office:value-type="float" office:value="1.17139" calcext:value-type="float">
            <text:p>1.17139</text:p>
          </table:table-cell>
          <table:table-cell table:style-name="ce57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.B3]-[PinCellsM.H14])" office:value-type="float" office:value="0.000566000000000066" calcext:value-type="float">
            <text:p>0.000566</text:p>
          </table:table-cell>
          <table:table-cell table:style-name="ce31" table:formula="of:=[PinCellsM.C3]+[PinCellsM.I14]" office:value-type="float" office:value="0.000297" calcext:value-type="float">
            <text:p>0.00029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49" office:value-type="string" calcext:value-type="string">
            <text:p>Δkeff=</text:p>
          </table:table-cell>
          <table:table-cell table:style-name="ce53" table:formula="of:=ABS([PinCellsM.B6]-[PinCellsM.N14])" office:value-type="float" office:value="0.000223000000000084" calcext:value-type="float">
            <text:p>0.000223</text:p>
          </table:table-cell>
          <table:table-cell table:style-name="ce53" table:formula="of:=[PinCellsM.C6]+[PinCellsM.O14]" office:value-type="float" office:value="0.000331" calcext:value-type="float">
            <text:p>0.00033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0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6203" calcext:value-type="float">
            <text:p>1.16203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6225" calcext:value-type="float">
            <text:p>1.16225</text:p>
          </table:table-cell>
          <table:table-cell office:value-type="float" office:value="0.00039" calcext:value-type="float">
            <text:p>0.00039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625" calcext:value-type="float">
            <text:p>1.16250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2" office:value-type="float" office:value="1.18495" calcext:value-type="float">
            <text:p>1.18495</text:p>
          </table:table-cell>
          <table:table-cell table:style-name="ce46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4" office:value-type="float" office:value="1.16238" calcext:value-type="float">
            <text:p>1.16238</text:p>
          </table:table-cell>
          <table:table-cell table:style-name="ce58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.B4]-[PinCellsM.H22])" office:value-type="float" office:value="0.000598999999999794" calcext:value-type="float">
            <text:p>0.000599</text:p>
          </table:table-cell>
          <table:table-cell table:style-name="ce31" table:formula="of:=[PinCellsM.C4]+[PinCellsM.I22]" office:value-type="float" office:value="0.000318" calcext:value-type="float">
            <text:p>0.00031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48" office:value-type="string" calcext:value-type="string">
            <text:p>Δkeff=</text:p>
          </table:table-cell>
          <table:table-cell table:style-name="ce50" table:formula="of:=ABS([PinCellsM.B7]-[PinCellsM.N22])" office:value-type="float" office:value="0.00027099999999991" calcext:value-type="float">
            <text:p>0.000271</text:p>
          </table:table-cell>
          <table:table-cell table:style-name="ce50" table:formula="of:=[PinCellsM.C7]+[PinCellsM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1" calcext:value-type="float">
            <text:p>1.18110</text:p>
          </table:table-cell>
          <table:table-cell office:value-type="float" office:value="0.00035" calcext:value-type="float">
            <text:p>0.00035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0.77142" calcext:value-type="float">
            <text:p>0.77142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0.00039" calcext:value-type="float">
            <text:p>0.00039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0" office:value-type="float" office:value="0.77136" calcext:value-type="float">
            <text:p>0.77136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0.77146" calcext:value-type="float">
            <text:p>0.77146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3" office:value-type="float" office:value="1.18155" calcext:value-type="float">
            <text:p>1.18155</text:p>
          </table:table-cell>
          <table:table-cell table:style-name="ce47" office:value-type="float" office:value="0.00025" calcext:value-type="float">
            <text:p>0.00025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5" office:value-type="float" office:value="0.77142" calcext:value-type="float">
            <text:p>0.77142</text:p>
          </table:table-cell>
          <table:table-cell table:style-name="ce59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.O1:PinCellsM.O1">
            <calcext:condition calcext:apply-style-name="Default" calcext:value="&gt;[$PinCellsM.$O$1]" calcext:base-cell-address="PinCellsM.O1"/>
            <calcext:condition calcext:apply-style-name="Default" calcext:value="&lt;0" calcext:base-cell-address="PinCellsM.O1"/>
          </calcext:conditional-format>
        </calcext:conditional-formats>
      </table:table>
      <table:table table:name="LatticesM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2]-[LatticesM.H6])" office:value-type="float" office:value="1.182175" calcext:value-type="float">
            <text:p>1.182175</text:p>
          </table:table-cell>
          <table:table-cell table:style-name="ce64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31" table:formula="of:=ABS([LatticesM.N6]-[LatticesM.B7])" office:value-type="float" office:value="0.000757000000000119" calcext:value-type="float">
            <text:p>0.000757</text:p>
          </table:table-cell>
          <table:table-cell table:style-name="ce31" table:formula="of:=[LatticesM.C7]+[LatticesM.O6]" office:value-type="float" office:value="0.000264" calcext:value-type="float">
            <text:p>0.00026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M.T6]-[LatticesM.B13])" office:value-type="float" office:value="1.020063" calcext:value-type="float">
            <text:p>1.020063</text:p>
          </table:table-cell>
          <table:table-cell table:style-name="Default" table:formula="of:=[LatticesM.U6]+[LatticesM.C13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23" table:formula="of:=[LatticesM.$A2]" office:value-type="string" office:string-value="2A" calcext:value-type="string">
            <text:p>2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M.A7]" office:value-type="string" office:string-value="2E" calcext:value-type="string">
            <text:p>2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M.A13]" office:value-type="string" office:string-value="2K" calcext:value-type="string">
            <text:p>2K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10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6892" calcext:value-type="float">
            <text:p>1.06892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69" calcext:value-type="float">
            <text:p>1.069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6879" calcext:value-type="float">
            <text:p>1.06879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 office:value-type="float" office:value="1.06887" calcext:value-type="float">
            <text:p>1.06887</text:p>
          </table:table-cell>
          <table:table-cell table:style-name="ce16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5" table:formula="of:=ABS([LatticesM.B3]-[LatticesM.H14])" office:value-type="float" office:value="0.000187999999999855" calcext:value-type="float">
            <text:p>0.000188</text:p>
          </table:table-cell>
          <table:table-cell table:style-name="ce65" table:formula="of:=[LatticesM.C3]+[LatticesM.I14]" office:value-type="float" office:value="0.000244" calcext:value-type="float">
            <text:p>0.00024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8]-[LatticesM.N14])" office:value-type="float" office:value="0.976018" calcext:value-type="float">
            <text:p>0.976018</text:p>
          </table:table-cell>
          <table:table-cell table:style-name="ce64" table:formula="of:=[LatticesM.C8]+[LatticesM.O14]" office:value-type="float" office:value="0.000026" calcext:value-type="float">
            <text:p>0.00002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M.N3]-[LatticesM.T14])" office:value-type="float" office:value="1.06892" calcext:value-type="float">
            <text:p>1.06892</text:p>
          </table:table-cell>
          <table:table-cell table:style-name="ce66" table:formula="of:=[LatticesM.O3]+[LatticesM.U14]" office:value-type="float" office:value="0.00032" calcext:value-type="float">
            <text:p>0.0003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2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6" table:formula="of:=[LatticesM.A3]" office:value-type="string" office:string-value="2A_600" calcext:value-type="string">
            <text:p>2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M.A8]" office:value-type="string" office:string-value="2F" calcext:value-type="string">
            <text:p>2F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M.A14]" office:value-type="string" office:string-value="2L" calcext:value-type="string">
            <text:p>2L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60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098" calcext:value-type="float">
            <text:p>1.18098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087" calcext:value-type="float">
            <text:p>1.18087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052" calcext:value-type="float">
            <text:p>1.18052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063" calcext:value-type="float">
            <text:p>1.18063</text:p>
          </table:table-cell>
          <table:table-cell table:style-name="ce17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style-name="ce11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0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4]-[LatticesM.H22])" office:value-type="float" office:value="0.000750000000000028" calcext:value-type="float">
            <text:p>0.000750</text:p>
          </table:table-cell>
          <table:table-cell table:style-name="ce31" table:formula="of:=[LatticesM.C4]+[LatticesM.I22]" office:value-type="float" office:value="0.000254" calcext:value-type="float">
            <text:p>0.0002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9]-[LatticesM.N22])" office:value-type="float" office:value="0.847695" calcext:value-type="float">
            <text:p>0.847695</text:p>
          </table:table-cell>
          <table:table-cell table:style-name="ce64" table:formula="of:=[LatticesM.C9]+[LatticesM.O22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M.N4]-[LatticesM.T22])" office:value-type="float" office:value="1.069" calcext:value-type="float">
            <text:p>1.069</text:p>
          </table:table-cell>
          <table:table-cell table:style-name="ce66" table:formula="of:=[LatticesM.O4]+[LatticesM.U22]" office:value-type="float" office:value="0.00033" calcext:value-type="float">
            <text:p>0.00033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61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7" table:formula="of:=[LatticesM.A4]" office:value-type="string" office:string-value="2B" calcext:value-type="string">
            <text:p>2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M.A9]" office:value-type="string" office:string-value="2G" calcext:value-type="string">
            <text:p>2G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M.A15]" office:value-type="string" office:string-value="2M" calcext:value-type="string">
            <text:p>2M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228" calcext:value-type="float">
            <text:p>1.18228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18" calcext:value-type="float">
            <text:p>1.18218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279" calcext:value-type="float">
            <text:p>1.18279</text:p>
          </table:table-cell>
          <table:table-cell office:value-type="float" office:value="0.00026" calcext:value-type="float">
            <text:p>0.0002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261" calcext:value-type="float">
            <text:p>1.18261</text:p>
          </table:table-cell>
          <table:table-cell table:style-name="ce18" office:value-type="float" office:value="0.00023" calcext:value-type="float">
            <text:p>0.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50" table:formula="of:=ABS([LatticesM.B5]-[LatticesM.H30])" office:value-type="float" office:value="0.000291000000000041" calcext:value-type="float">
            <text:p>0.000291</text:p>
          </table:table-cell>
          <table:table-cell table:style-name="ce50" table:formula="of:=[LatticesM.C5]+[LatticesM.I30]" office:value-type="float" office:value="0.000213" calcext:value-type="float">
            <text:p>0.00021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0]-[LatticesM.N30])" office:value-type="float" office:value="0.788221" calcext:value-type="float">
            <text:p>0.788221</text:p>
          </table:table-cell>
          <table:table-cell table:style-name="ce64" table:formula="of:=[LatticesM.C10]+[LatticesM.O30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M.N5]-[LatticesM.T30])" office:value-type="float" office:value="1.06879" calcext:value-type="float">
            <text:p>1.06879</text:p>
          </table:table-cell>
          <table:table-cell table:style-name="ce66" table:formula="of:=[LatticesM.O5]+[LatticesM.U30]" office:value-type="float" office:value="0.00029" calcext:value-type="float">
            <text:p>0.00029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LatticesM.A5]" office:value-type="string" office:string-value="2C" calcext:value-type="string">
            <text:p>2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M.A10]" office:value-type="string" office:string-value="2H" calcext:value-type="string">
            <text:p>2H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M.A16]" office:value-type="string" office:string-value="2N" calcext:value-type="string">
            <text:p>2N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315" calcext:value-type="float">
            <text:p>1.17315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25" calcext:value-type="float">
            <text:p>1.17325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346" calcext:value-type="float">
            <text:p>1.17346</text:p>
          </table:table-cell>
          <table:table-cell table:style-name="ce19" office:value-type="float" office:value="0.00019" calcext:value-type="float">
            <text:p>0.00019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6]-[LatticesM.H38])" office:value-type="float" office:value="0.000408999999999882" calcext:value-type="float">
            <text:p>0.000409</text:p>
          </table:table-cell>
          <table:table-cell table:style-name="ce31" table:formula="of:=[LatticesM.C6]+[LatticesM.I38]" office:value-type="float" office:value="0.000263" calcext:value-type="float">
            <text:p>0.0002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1]-[LatticesM.N38])" office:value-type="float" office:value="1.179916" calcext:value-type="float">
            <text:p>1.179916</text:p>
          </table:table-cell>
          <table:table-cell table:style-name="ce64" table:formula="of:=[LatticesM.C11]+[LatticesM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M.N6]-[LatticesM.T38])" office:value-type="float" office:value="1.06887" calcext:value-type="float">
            <text:p>1.06887</text:p>
          </table:table-cell>
          <table:table-cell table:style-name="ce66" table:formula="of:=[LatticesM.O6]+[LatticesM.U38]" office:value-type="float" office:value="0.00024" calcext:value-type="float">
            <text:p>0.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LatticesM.A6]" office:value-type="string" office:string-value="2D" calcext:value-type="string">
            <text:p>2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M.A11]" office:value-type="string" office:string-value="2I" calcext:value-type="string">
            <text:p>2I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M.A17]" office:value-type="string" office:string-value="2O" calcext:value-type="string">
            <text:p>2O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608" calcext:value-type="float">
            <text:p>1.16608</text:p>
          </table:table-cell>
          <table:table-cell office:value-type="float" office:value="0.00031" calcext:value-type="float">
            <text:p>0.0003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603" calcext:value-type="float">
            <text:p>1.16603</text:p>
          </table:table-cell>
          <table:table-cell office:value-type="float" office:value="0.00037" calcext:value-type="float">
            <text:p>0.0003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96" calcext:value-type="float">
            <text:p>1.16596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6" calcext:value-type="float">
            <text:p>1.166</text:p>
          </table:table-cell>
          <table:table-cell table:style-name="ce20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19]-[LatticesM.H46])" office:value-type="float" office:value="1.17194" calcext:value-type="float">
            <text:p>1.171940</text:p>
          </table:table-cell>
          <table:table-cell table:style-name="ce31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2]-[LatticesM.N46])" office:value-type="float" office:value="0.975193" calcext:value-type="float">
            <text:p>0.975193</text:p>
          </table:table-cell>
          <table:table-cell table:style-name="ce64" table:formula="of:=[LatticesM.I7]+[LatticesM.O46]" office:value-type="float" office:value="0" calcext:value-type="float">
            <text:p>0.00000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M.N7]-[LatticesM.T46])" office:value-type="float" office:value="0" calcext:value-type="float">
            <text:p>0</text:p>
          </table:table-cell>
          <table:table-cell table:style-name="ce66" table:formula="of:=[LatticesM.O7]+[LatticesM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62" table:formula="of:=[.A19]" office:value-type="string" office:string-value="2Q" calcext:value-type="string">
            <text:p>2Q</text:p>
          </table:table-cell>
          <table:table-cell table:style-name="ce28" table:number-columns-repeated="2"/>
          <table:table-cell table:style-name="ce8"/>
          <table:table-cell table:style-name="ce15"/>
          <table:table-cell/>
          <table:table-cell table:style-name="ce36" table:formula="of:=[LatticesM.A12]" office:value-type="string" office:string-value="2J" calcext:value-type="string">
            <text:p>2J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table:formula="of:=[LatticesM.A18]" office:value-type="string" office:string-value="2P" calcext:value-type="string">
            <text:p>2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</table:table>
      <table:table table:name="PinSerp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7" table:formula="of:=ABS([PinSerp.B2]-[PinSerp.H6])" office:value-type="float" office:value="1.187038" calcext:value-type="float">
            <text:p>1.187038</text:p>
          </table:table-cell>
          <table:table-cell table:style-name="ce67" table:formula="of:=[PinSerp.C2]+[PinSerp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9" office:value-type="string" calcext:value-type="string">
            <text:p>Δkeff=</text:p>
          </table:table-cell>
          <table:table-cell table:style-name="ce68" table:formula="of:=ABS([PinSerp.B5]-[PinSerp.N6])" office:value-type="float" office:value="0.000048000000000048" calcext:value-type="float">
            <text:p>0.000048</text:p>
          </table:table-cell>
          <table:table-cell table:style-name="ce69" table:formula="of:=[PinSerp.C5]+[PinSerp.O6]" office:value-type="float" office:value="0.000332" calcext:value-type="float">
            <text:p>0.00033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179" calcext:value-type="float">
            <text:p>1.171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226" calcext:value-type="float">
            <text:p>1.1722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167" calcext:value-type="float">
            <text:p>1.17167</text:p>
          </table:table-cell>
          <table:table-cell office:value-type="float" office:value="0.00028" calcext:value-type="float">
            <text:p>0.00028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177" calcext:value-type="float">
            <text:p>1.17177</text:p>
          </table:table-cell>
          <table:table-cell table:style-name="ce19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7" table:formula="of:=ABS([PinSerp.B3]-[PinSerp.H14])" office:value-type="float" office:value="0.00106600000000001" calcext:value-type="float">
            <text:p>0.001066</text:p>
          </table:table-cell>
          <table:table-cell table:style-name="ce67" table:formula="of:=[PinSerp.C3]+[PinSerp.I14]" office:value-type="float" office:value="0.000327" calcext:value-type="float">
            <text:p>0.00032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9" office:value-type="string" calcext:value-type="string">
            <text:p>Δkeff=</text:p>
          </table:table-cell>
          <table:table-cell table:style-name="ce68" table:formula="of:=ABS([PinSerp.B6]-[PinSerp.N14])" office:value-type="float" office:value="0.000256999999999952" calcext:value-type="float">
            <text:p>0.000257</text:p>
          </table:table-cell>
          <table:table-cell table:style-name="ce68" table:formula="of:=[PinSerp.C6]+[PinSerp.O14]" office:value-type="float" office:value="0.000311" calcext:value-type="float">
            <text:p>0.00031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41" calcext:value-type="float">
            <text:p>1.184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279" calcext:value-type="float">
            <text:p>1.162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office:value-type="string" calcext:value-type="string">
            <text:p>SERPENT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7" calcext:value-type="float">
            <text:p>1.184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296" calcext:value-type="float">
            <text:p>1.1629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4" calcext:value-type="float">
            <text:p>1.1844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29" calcext:value-type="float">
            <text:p>1.1629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45" calcext:value-type="float">
            <text:p>1.18445</text:p>
          </table:table-cell>
          <table:table-cell table:style-name="ce17" office:value-type="float" office:value="0.00026" calcext:value-type="float">
            <text:p>0.00026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286" calcext:value-type="float">
            <text:p>1.16286</text:p>
          </table:table-cell>
          <table:table-cell table:style-name="ce20"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7" table:formula="of:=ABS([PinSerp.B4]-[PinSerp.H22])" office:value-type="float" office:value="0.0011089999999998" calcext:value-type="float">
            <text:p>0.001109</text:p>
          </table:table-cell>
          <table:table-cell table:style-name="ce67" table:formula="of:=[PinSerp.C4]+[PinSerp.I22]" office:value-type="float" office:value="0.000308" calcext:value-type="float">
            <text:p>0.000308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7" table:formula="of:=ABS([PinSerp.B7]-[PinSerp.N22])" office:value-type="float" office:value="0.000861000000000001" calcext:value-type="float">
            <text:p>0.000861</text:p>
          </table:table-cell>
          <table:table-cell table:style-name="ce67" table:formula="of:=[PinSerp.C7]+[PinSerp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" calcext:value-type="float">
            <text:p>1.181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077" calcext:value-type="float">
            <text:p>0.77077</text:p>
          </table:table-cell>
          <table:table-cell office:value-type="float" office:value="0.00023" calcext:value-type="float">
            <text:p>0.000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18" calcext:value-type="float">
            <text:p>1.18118</text:p>
          </table:table-cell>
          <table:table-cell office:value-type="float" office:value="0.00042" calcext:value-type="float">
            <text:p>0.0004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084" calcext:value-type="float">
            <text:p>0.77084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05" calcext:value-type="float">
            <text:p>1.18105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086" calcext:value-type="float">
            <text:p>0.77086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104" calcext:value-type="float">
            <text:p>1.18104</text:p>
          </table:table-cell>
          <table:table-cell table:style-name="ce18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 office:value-type="float" office:value="0.77083" calcext:value-type="float">
            <text:p>0.77083</text:p>
          </table:table-cell>
          <table:table-cell table:style-name="ce39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calcext:conditional-formats>
          <calcext:conditional-format calcext:target-range-address="PinSerp.O1:PinSerp.O1">
            <calcext:condition calcext:apply-style-name="Default" calcext:value="&gt;[$PinCellsM.$O$1]" calcext:base-cell-address="PinSerp.O1"/>
            <calcext:condition calcext:apply-style-name="Default" calcext:value="&lt;0" calcext:base-cell-address="PinSerp.O1"/>
          </calcext:conditional-format>
        </calcext:conditional-formats>
      </table:table>
      <table:table table:name="Lattices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2]-[Lattices.H6])" office:value-type="float" office:value="1.182733" calcext:value-type="float">
            <text:p>1.182733</text:p>
          </table:table-cell>
          <table:table-cell table:style-name="ce66" table:formula="of:=[Lattices.C2]+[Lattices.I6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.N6]-[Lattices.B7])" office:value-type="float" office:value="1.070441" calcext:value-type="float">
            <text:p>1.070441</text:p>
          </table:table-cell>
          <table:table-cell table:style-name="Default" table:formula="of:=[Lattices.C7]+[Lattices.O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.T6]-[Lattices.B13])" office:value-type="float" office:value="1.020999" calcext:value-type="float">
            <text:p>1.020999</text:p>
          </table:table-cell>
          <table:table-cell table:style-name="Default" table:formula="of:=[Lattices.U6]+[Lattices.C13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733" calcext:value-type="float">
            <text:p>1.182733</text:p>
          </table:table-cell>
          <table:table-cell office:value-type="float" office:value="0.000023" calcext:value-type="float">
            <text:p>0.000023</text:p>
          </table:table-cell>
          <table:table-cell/>
          <table:table-cell table:style-name="ce23" table:formula="of:=[Lattices.$A2]" office:value-type="string" office:string-value="2A" calcext:value-type="string">
            <text:p>2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.A7]" office:value-type="string" office:string-value="2E" calcext:value-type="string">
            <text:p>2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.A13]" office:value-type="string" office:string-value="2K" calcext:value-type="string">
            <text:p>2K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10" office:value-type="string" calcext:value-type="string">
            <text:p>2A_Dep</text:p>
          </table:table-cell>
          <table:table-cell office:value-type="float" office:value="1.18139" calcext:value-type="float">
            <text:p>1.1813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B</text:p>
          </table:table-cell>
          <table:table-cell office:value-type="float" office:value="1.184033" calcext:value-type="float">
            <text:p>1.184033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2C</text:p>
          </table:table-cell>
          <table:table-cell office:value-type="float" office:value="1.174434" calcext:value-type="float">
            <text:p>1.17443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2D</text:p>
          </table:table-cell>
          <table:table-cell office:value-type="float" office:value="1.166137" calcext:value-type="float">
            <text:p>1.16613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70441" calcext:value-type="float">
            <text:p>1.07044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2F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2G</text:p>
          </table:table-cell>
          <table:table-cell office:value-type="float" office:value="0.849236" calcext:value-type="float">
            <text:p>0.84923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70" table:formula="of:=ABS([Lattices.B3]-[Lattices.H14])" office:value-type="float" office:value="0.00183" calcext:value-type="float">
            <text:p>0.00183</text:p>
          </table:table-cell>
          <table:table-cell table:style-name="ce70" table:formula="of:=[Lattices.C3]+[Lattices.I14]" office:value-type="float" office:value="0.000334" calcext:value-type="float">
            <text:p>0.00033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8]-[Lattices.N14])" office:value-type="float" office:value="0.976903" calcext:value-type="float">
            <text:p>0.976903</text:p>
          </table:table-cell>
          <table:table-cell table:style-name="ce66" table:formula="of:=[Lattices.I3]+[Lattices.O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N3]-[Lattices.T14])" office:value-type="float" office:value="0" calcext:value-type="float">
            <text:p>0</text:p>
          </table:table-cell>
          <table:table-cell table:style-name="ce66" table:formula="of:=[Lattices.O3]+[Lattices.U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2" office:value-type="string" calcext:value-type="string">
            <text:p>2H</text:p>
          </table:table-cell>
          <table:table-cell office:value-type="float" office:value="0.789746" calcext:value-type="float">
            <text:p>0.78974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6" table:formula="of:=[Lattices.A3]" office:value-type="string" office:string-value="2A_Dep" calcext:value-type="string">
            <text:p>2A_De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.A8]" office:value-type="string" office:string-value="2F" calcext:value-type="string">
            <text:p>2F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.A14]" office:value-type="string" office:string-value="2L" calcext:value-type="string">
            <text:p>2L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60" office:value-type="string" calcext:value-type="string">
            <text:p>2I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2J</text:p>
          </table:table-cell>
          <table:table-cell office:value-type="float" office:value="0.976101" calcext:value-type="float">
            <text:p>0.97610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74" calcext:value-type="float">
            <text:p>1.1827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L</text:p>
          </table:table-cell>
          <table:table-cell office:value-type="float" office:value="1.019538" calcext:value-type="float">
            <text:p>1.01953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322" calcext:value-type="float">
            <text:p>1.18322</text:p>
          </table:table-cell>
          <table:table-cell table:style-name="ce17" office:value-type="float" office:value="0.00031" calcext:value-type="float">
            <text:p>0.0003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style-name="ce11" office:value-type="string" calcext:value-type="string">
            <text:p>2M</text:p>
          </table:table-cell>
          <table:table-cell office:value-type="float" office:value="0.939462" calcext:value-type="float">
            <text:p>0.939462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>
            <text:p>2N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0" office:value-type="string" calcext:value-type="string">
            <text:p>2O</text:p>
          </table:table-cell>
          <table:table-cell office:value-type="float" office:value="1.048367" calcext:value-type="float">
            <text:p>1.04836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70" table:formula="of:=ABS([Lattices.B4]-[Lattices.H22])" office:value-type="float" office:value="0.000207000000000068" calcext:value-type="float">
            <text:p>0.000207</text:p>
          </table:table-cell>
          <table:table-cell table:style-name="ce70" table:formula="of:=[Lattices.C4]+[Lattices.I22]" office:value-type="float" office:value="0.000323" calcext:value-type="float">
            <text:p>0.0003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9]-[Lattices.N22])" office:value-type="float" office:value="0.849236" calcext:value-type="float">
            <text:p>0.849236</text:p>
          </table:table-cell>
          <table:table-cell table:style-name="ce66" table:formula="of:=[Lattices.I4]+[Lattices.O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N4]-[Lattices.T22])" office:value-type="float" office:value="0" calcext:value-type="float">
            <text:p>0</text:p>
          </table:table-cell>
          <table:table-cell table:style-name="ce66" table:formula="of:=[Lattices.O4]+[Lattices.U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61" office:value-type="string" calcext:value-type="string">
            <text:p>2P</text:p>
          </table:table-cell>
          <table:table-cell office:value-type="float" office:value="0.927999" calcext:value-type="float">
            <text:p>0.927999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ce27" table:formula="of:=[Lattices.A4]" office:value-type="string" office:string-value="2B" calcext:value-type="string">
            <text:p>2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.A9]" office:value-type="string" office:string-value="2G" calcext:value-type="string">
            <text:p>2G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.A15]" office:value-type="string" office:string-value="2M" calcext:value-type="string">
            <text:p>2M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29" calcext:value-type="float">
            <text:p>1.18429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424" calcext:value-type="float">
            <text:p>1.18424</text:p>
          </table:table-cell>
          <table:table-cell table:style-name="ce18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5]-[Lattices.H30])" office:value-type="float" office:value="0.00073600000000007" calcext:value-type="float">
            <text:p>0.000736</text:p>
          </table:table-cell>
          <table:table-cell table:style-name="ce67" table:formula="of:=[Lattices.C5]+[Lattices.I30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10]-[Lattices.N30])" office:value-type="float" office:value="0.789746" calcext:value-type="float">
            <text:p>0.789746</text:p>
          </table:table-cell>
          <table:table-cell table:style-name="ce66" table:formula="of:=[Lattices.C10]+[Lattices.O30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N5]-[Lattices.T30])" office:value-type="float" office:value="0" calcext:value-type="float">
            <text:p>0</text:p>
          </table:table-cell>
          <table:table-cell table:style-name="ce66" table:formula="of:=[Lattices.O5]+[Lattices.U30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Lattices.A5]" office:value-type="string" office:string-value="2C" calcext:value-type="string">
            <text:p>2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.A10]" office:value-type="string" office:string-value="2H" calcext:value-type="string">
            <text:p>2H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.A16]" office:value-type="string" office:string-value="2N" calcext:value-type="string">
            <text:p>2N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556" calcext:value-type="float">
            <text:p>1.17556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501" calcext:value-type="float">
            <text:p>1.17501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517" calcext:value-type="float">
            <text:p>1.17517</text:p>
          </table:table-cell>
          <table:table-cell table:style-name="ce19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6]-[Lattices.H38])" office:value-type="float" office:value="0.000633000000000106" calcext:value-type="float">
            <text:p>0.000633</text:p>
          </table:table-cell>
          <table:table-cell table:style-name="ce67" table:formula="of:=[Lattices.C6]+[Lattices.I38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11]-[Lattices.N38])" office:value-type="float" office:value="1.180561" calcext:value-type="float">
            <text:p>1.180561</text:p>
          </table:table-cell>
          <table:table-cell table:style-name="ce66" table:formula="of:=[Lattices.C11]+[Lattices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N6]-[Lattices.T38])" office:value-type="float" office:value="0" calcext:value-type="float">
            <text:p>0</text:p>
          </table:table-cell>
          <table:table-cell table:style-name="ce66" table:formula="of:=[Lattices.O6]+[Lattices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Lattices.A6]" office:value-type="string" office:string-value="2D" calcext:value-type="string">
            <text:p>2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.A11]" office:value-type="string" office:string-value="2I" calcext:value-type="string">
            <text:p>2I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.A17]" office:value-type="string" office:string-value="2O" calcext:value-type="string">
            <text:p>2O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659" calcext:value-type="float">
            <text:p>1.16659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677" calcext:value-type="float">
            <text:p>1.16677</text:p>
          </table:table-cell>
          <table:table-cell table:style-name="ce20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/>
          <table:table-cell table:style-name="ce66" table:number-columns-repeated="2"/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12]-[Lattices.N46])" office:value-type="float" office:value="0.976101" calcext:value-type="float">
            <text:p>0.976101</text:p>
          </table:table-cell>
          <table:table-cell table:style-name="ce66" table:formula="of:=[Lattices.I7]+[Lattices.O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N7]-[Lattices.T46])" office:value-type="float" office:value="0" calcext:value-type="float">
            <text:p>0</text:p>
          </table:table-cell>
          <table:table-cell table:style-name="ce66" table:formula="of:=[Lattices.O7]+[Lattices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6"/>
          <table:table-cell table:style-name="ce28" table:number-columns-repeated="2"/>
          <table:table-cell table:style-name="ce8"/>
          <table:table-cell table:style-name="ce15"/>
          <table:table-cell/>
          <table:table-cell table:style-name="ce36" table:formula="of:=[Lattices.A12]" office:value-type="string" office:string-value="2J" calcext:value-type="string">
            <text:p>2J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table:formula="of:=[Lattices.A18]" office:value-type="string" office:string-value="2P" calcext:value-type="string">
            <text:p>2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</table:table-row>
        <table:table-row table:style-name="ro1">
          <table:table-cell table:number-columns-repeated="4"/>
          <table:table-cell table:style-name="ce25"/>
          <table:table-cell table:style-name="ce29" table:number-columns-repeated="3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37" calcext:value-type="float">
            <text:p>1.18237</text:p>
          </table:table-cell>
          <table:table-cell office:value-type="float" office:value="0.00042" calcext:value-type="float">
            <text:p>0.0004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91" calcext:value-type="float">
            <text:p>1.18291</text:p>
          </table:table-cell>
          <table:table-cell office:value-type="float" office:value="0.00051" calcext:value-type="float">
            <text:p>0.0005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" calcext:value-type="float">
            <text:p>1.1824</text:p>
          </table:table-cell>
          <table:table-cell office:value-type="float" office:value="0.00033" calcext:value-type="float">
            <text:p>0.0003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5" calcext:value-type="float">
            <text:p>1.18245</text:p>
          </table:table-cell>
          <table:table-cell office:value-type="float" office:value="0.0003" calcext:value-type="float">
            <text:p>0.000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Leakag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2:36:26.532687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1:31:53.563198727</meta:creation-date>
    <dc:date>2016-10-24T14:53:23.263062213</dc:date>
    <meta:editing-duration>P8DT13H45M35S</meta:editing-duration>
    <meta:editing-cycles>145</meta:editing-cycles>
    <meta:generator>LibreOffice/5.1.6.1.0$Linux_X86_64 LibreOffice_project/10$Build-1</meta:generator>
    <meta:document-statistic meta:table-count="5" meta:cell-count="1635" meta:object-count="0"/>
  </office:meta>
</office:document-meta>
</file>